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3.8396in"/>
    </style:style>
    <style:style style:name="Table1.B" style:family="table-column">
      <style:table-column-properties style:column-width="3.0854in"/>
    </style:style>
    <style:style style:name="Table1.A1" style:family="table-cell">
      <style:table-cell-properties style:vertical-align="middle" fo:padding="0.0194in" fo:border="none"/>
    </style:style>
    <style:style style:name="P1" style:family="paragraph" style:parent-style-name="Heading_20_2">
      <style:paragraph-properties fo:margin-left="0in" fo:margin-right="0in" fo:line-height="150%" fo:orphans="2" fo:widows="2" fo:text-indent="0in" style:auto-text-indent="false"/>
      <style:text-properties fo:font-size="20pt" style:font-size-asian="20pt" style:font-size-complex="20pt"/>
    </style:style>
    <style:style style:name="P2" style:family="paragraph" style:parent-style-name="Heading_20_2">
      <style:text-properties fo:font-size="20pt" style:font-size-asian="20pt" style:font-size-complex="20pt"/>
    </style:style>
    <style:style style:name="P3" style:family="paragraph" style:parent-style-name="Heading_20_3">
      <style:paragraph-properties fo:margin-left="0in" fo:margin-right="0in" fo:line-height="150%" fo:orphans="2" fo:widows="2" fo:text-indent="0in" style:auto-text-indent="false"/>
      <style:text-properties fo:font-size="20pt" style:font-size-asian="20pt" style:font-size-complex="20pt"/>
    </style:style>
    <style:style style:name="P4" style:family="paragraph" style:parent-style-name="Heading_20_3">
      <style:text-properties fo:font-size="20pt" style:font-size-asian="20pt" style:font-size-complex="20pt"/>
    </style:style>
    <style:style style:name="P5" style:family="paragraph" style:parent-style-name="Heading_20_4">
      <style:text-properties fo:font-size="20pt" style:font-size-asian="20pt" style:font-size-complex="20pt"/>
    </style:style>
    <style:style style:name="P6" style:family="paragraph" style:parent-style-name="Standard">
      <style:paragraph-properties fo:margin-left="0in" fo:margin-right="0in" fo:line-height="150%" fo:orphans="2" fo:widows="2" fo:text-indent="0in" style:auto-text-indent="false"/>
    </style:style>
    <style:style style:name="P7" style:family="paragraph" style:parent-style-name="Standard">
      <style:paragraph-properties fo:margin-left="0in" fo:margin-right="0in" fo:line-height="150%" fo:orphans="2" fo:widows="2" fo:text-indent="0in" style:auto-text-indent="false"/>
      <style:text-properties fo:font-size="20pt" style:font-size-asian="20pt" style:font-size-complex="20pt"/>
    </style:style>
    <style:style style:name="P8" style:family="paragraph" style:parent-style-name="Table_20_Contents">
      <style:text-properties fo:font-size="20pt" style:font-size-asian="20pt" style:font-size-complex="20pt"/>
    </style:style>
    <style:style style:name="P9" style:family="paragraph" style:parent-style-name="Table_20_Heading">
      <style:text-properties fo:font-size="20pt" style:font-size-asian="20pt" style:font-size-complex="20pt"/>
    </style:style>
    <style:style style:name="P10" style:family="paragraph" style:parent-style-name="Text_20_body">
      <style:paragraph-properties fo:margin-left="0in" fo:margin-right="0in" fo:line-height="150%" fo:orphans="2" fo:widows="2" fo:text-indent="0in" style:auto-text-indent="false"/>
      <style:text-properties fo:font-size="20pt" style:font-size-asian="20pt" style:font-size-complex="20pt"/>
    </style:style>
    <style:style style:name="P11" style:family="paragraph" style:parent-style-name="Text_20_body" style:list-style-name="L1">
      <style:paragraph-properties fo:margin-top="0in" fo:margin-bottom="0in" style:contextual-spacing="false"/>
      <style:text-properties fo:font-size="20pt" style:font-size-asian="20pt" style:font-size-complex="20pt"/>
    </style:style>
    <style:style style:name="P12" style:family="paragraph" style:parent-style-name="Text_20_body" style:list-style-name="L1">
      <style:text-properties fo:font-size="20pt" style:font-size-asian="20pt" style:font-size-complex="20pt"/>
    </style:style>
    <style:style style:name="P13" style:family="paragraph" style:parent-style-name="Text_20_body">
      <style:text-properties fo:font-size="20pt" style:font-size-asian="20pt" style:font-size-complex="20pt"/>
    </style:style>
    <style:style style:name="P14" style:family="paragraph" style:parent-style-name="Text_20_body" style:list-style-name="L2">
      <style:text-properties fo:font-size="20pt" style:font-size-asian="20pt" style:font-size-complex="20pt"/>
    </style:style>
    <style:style style:name="P15" style:family="paragraph" style:parent-style-name="Text_20_body" style:list-style-name="L4">
      <style:paragraph-properties fo:margin-top="0in" fo:margin-bottom="0in" style:contextual-spacing="false"/>
      <style:text-properties fo:font-size="20pt" style:font-size-asian="20pt" style:font-size-complex="20pt"/>
    </style:style>
    <style:style style:name="P16" style:family="paragraph" style:parent-style-name="Text_20_body" style:list-style-name="L4">
      <style:text-properties fo:font-size="20pt" style:font-size-asian="20pt" style:font-size-complex="20pt"/>
    </style:style>
    <style:style style:name="P17" style:family="paragraph" style:parent-style-name="Text_20_body" style:list-style-name="L5">
      <style:paragraph-properties fo:margin-top="0in" fo:margin-bottom="0in" style:contextual-spacing="false"/>
      <style:text-properties fo:font-size="20pt" style:font-size-asian="20pt" style:font-size-complex="20pt"/>
    </style:style>
    <style:style style:name="P18" style:family="paragraph" style:parent-style-name="Text_20_body" style:list-style-name="L5">
      <style:text-properties fo:font-size="20pt" style:font-size-asian="20pt" style:font-size-complex="20pt"/>
    </style:style>
    <style:style style:name="P19" style:family="paragraph" style:parent-style-name="Text_20_body" style:list-style-name="L6">
      <style:paragraph-properties fo:margin-top="0in" fo:margin-bottom="0in" style:contextual-spacing="false"/>
      <style:text-properties fo:font-size="20pt" style:font-size-asian="20pt" style:font-size-complex="20pt"/>
    </style:style>
    <style:style style:name="P20" style:family="paragraph" style:parent-style-name="Text_20_body" style:list-style-name="L6">
      <style:text-properties fo:font-size="20pt" style:font-size-asian="20pt" style:font-size-complex="20pt"/>
    </style:style>
    <style:style style:name="P21" style:family="paragraph" style:parent-style-name="Text_20_body" style:list-style-name="L7">
      <style:paragraph-properties fo:margin-top="0in" fo:margin-bottom="0in" style:contextual-spacing="false"/>
      <style:text-properties fo:font-size="20pt" style:font-size-asian="20pt" style:font-size-complex="20pt"/>
    </style:style>
    <style:style style:name="P22" style:family="paragraph" style:parent-style-name="Text_20_body" style:list-style-name="L7">
      <style:text-properties fo:font-size="20pt" style:font-size-asian="20pt" style:font-size-complex="20pt"/>
    </style:style>
    <style:style style:name="P23" style:family="paragraph" style:parent-style-name="Text_20_body" style:list-style-name="L8">
      <style:paragraph-properties fo:margin-top="0in" fo:margin-bottom="0in" style:contextual-spacing="false"/>
      <style:text-properties fo:font-size="20pt" style:font-size-asian="20pt" style:font-size-complex="20pt"/>
    </style:style>
    <style:style style:name="P24" style:family="paragraph" style:parent-style-name="Text_20_body" style:list-style-name="L8">
      <style:text-properties fo:font-size="20pt" style:font-size-asian="20pt" style:font-size-complex="20pt"/>
    </style:style>
    <style:style style:name="P25" style:family="paragraph" style:parent-style-name="Text_20_body" style:list-style-name="L9">
      <style:paragraph-properties fo:margin-top="0in" fo:margin-bottom="0in" style:contextual-spacing="false"/>
      <style:text-properties fo:font-size="20pt" style:font-size-asian="20pt" style:font-size-complex="20pt"/>
    </style:style>
    <style:style style:name="P26" style:family="paragraph" style:parent-style-name="Text_20_body" style:list-style-name="L9">
      <style:text-properties fo:font-size="20pt" style:font-size-asian="20pt" style:font-size-complex="20pt"/>
    </style:style>
    <style:style style:name="P27" style:family="paragraph" style:parent-style-name="Text_20_body" style:list-style-name="L10">
      <style:paragraph-properties fo:margin-top="0in" fo:margin-bottom="0in" style:contextual-spacing="false"/>
      <style:text-properties fo:font-size="20pt" style:font-size-asian="20pt" style:font-size-complex="20pt"/>
    </style:style>
    <style:style style:name="P28" style:family="paragraph" style:parent-style-name="Text_20_body" style:list-style-name="L10">
      <style:text-properties fo:font-size="20pt" style:font-size-asian="20pt" style:font-size-complex="20pt"/>
    </style:style>
    <style:style style:name="P29" style:family="paragraph" style:parent-style-name="Text_20_body" style:list-style-name="L3"/>
    <style:style style:name="T1" style:family="text">
      <style:text-properties fo:font-variant="normal" fo:text-transform="none" fo:color="#4c4c4c" loext:opacity="100%" style:font-name="Arial2" fo:font-size="15pt" fo:letter-spacing="normal" fo:font-style="normal" fo:font-weight="normal"/>
    </style:style>
    <style:style style:name="T2" style:family="text">
      <style:text-properties fo:font-variant="normal" fo:text-transform="none" fo:color="#4c4c4c" loext:opacity="100%" style:font-name="Arial2" fo:font-size="15pt" fo:letter-spacing="normal" fo:font-style="normal" fo:font-weight="normal" style:font-size-asian="20pt" style:font-size-complex="20pt"/>
    </style:style>
    <style:style style:name="T3" style:family="text">
      <style:text-properties fo:font-variant="normal" fo:text-transform="none" fo:color="#4c4c4c" loext:opacity="100%" style:font-name="Arial2" fo:letter-spacing="normal" fo:font-style="normal" fo:font-weight="normal"/>
    </style:style>
    <style:style style:name="T4" style:family="text">
      <style:text-properties fo:font-variant="normal" fo:text-transform="none" fo:color="#4c4c4c" loext:opacity="100%" style:font-name="Arial2" fo:font-size="14pt" fo:letter-spacing="normal" fo:font-style="normal" fo:font-weight="normal" style:font-size-asian="14pt" style:font-size-complex="14pt"/>
    </style:style>
    <style:style style:name="T5" style:family="text">
      <style:text-properties fo:font-variant="normal" fo:text-transform="none" fo:color="#4c4c4c" loext:opacity="100%" style:font-name="Arial2" fo:font-size="20pt" fo:letter-spacing="normal" fo:font-style="normal" fo:font-weight="normal" style:font-size-asian="20pt" style:font-size-complex="20pt"/>
    </style:style>
    <style:style style:name="T6" style:family="text">
      <style:text-properties fo:font-size="14pt" style:font-size-asian="14pt" style:font-size-complex="14pt"/>
    </style:style>
    <style:style style:name="T7" style:family="text">
      <style:text-properties fo:font-size="20pt" style:font-size-asian="20pt" style:font-size-complex="20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7">When </text:span><text:a xlink:type="simple" xlink:href="https://www.integrate.io/blog/which-database/" office:target-frame-name="_blank" xlink:show="new" text:style-name="Internet_20_link" text:visited-style-name="Visited_20_Internet_20_Link"><text:span text:style-name="T7">choosing a modern database</text:span></text:a><text:span text:style-name="T7">, one of the biggest decisions is picking a relational (SQL) or non-relational (NoSQL) data structure. </text:span><text:span text:style-name="T5">Both systems offer unique advantages and cater to different needs, making the choice between them crucial for optimal data management. </text:span><text:span text:style-name="T7"> </text:span></text:p>
      <text:p text:style-name="P6"><text:span text:style-name="T7"/></text:p>
      <text:p text:style-name="P7"><text:span text:style-name="T3">SQL, or Structured Query Language, is a programming language with a traditional approach that allows relational databases that model predefined schemas to manage structured data like rows and tables. On the other hand, NoSQL, which stands for "Not Only SQL," offers a more flexible, non-relational approach, ideal for handling unstructured or dynamic data. As businesses evolve and data becomes increasingly diverse, understanding the core differences between SQL and NoSQL is important.</text:span> </text:p>
      <text:p text:style-name="P7"><text:span text:style-name="T7"/></text:p>
      <text:p text:style-name="P10">Here, we break down the most important distinctions and discuss the best SQL and NoSQL database systems available.</text:p>
      <text:p text:style-name="Text_20_body"><text:soft-page-break/><text:span text:style-name="Strong_20_Emphasis"><text:span text:style-name="T7">The five critical differences between SQL and NoSQL are:</text:span></text:span></text:p>
      <text:list text:style-name="L1">
        <text:list-item>
          <text:p text:style-name="P11">SQL databases are relational, and NoSQL databases are non-relational.</text:p>
        </text:list-item>
        <text:list-item>
          <text:p text:style-name="P11">SQL databases use structured query language (SQL) and have a predefined schema. NoSQL databases have dynamic schemas for unstructured data.</text:p>
        </text:list-item>
        <text:list-item>
          <text:p text:style-name="P11">SQL databases are vertically scalable, while NoSQL databases are horizontally scalable.</text:p>
        </text:list-item>
        <text:list-item>
          <text:p text:style-name="P11">SQL databases are table-based, while NoSQL databases are document, key-value, graph, or wide-column stores.</text:p>
        </text:list-item>
        <text:list-item>
          <text:p text:style-name="P12">SQL databases are better for multi-row transactions, while NoSQL is better for unstructured data like documents or JSON.</text:p>
        </text:list-item>
      </text:list>
      <text:h text:style-name="P1" text:outline-level="2"><text:bookmark text:name="one"/>Introduction</text:h>
      <text:h text:style-name="Heading_20_3" text:outline-level="3">What is SQL?</text:h>
      <text:p text:style-name="Text_20_body">SQL is a domain-specific language used to query and manage data. It works by allowing users to query, insert, delete, and update records in relational databases. SQL also allows for complex logic to be applied through the use of transactions and embedded procedures such as stored functions or views.</text:p>
      <text:h text:style-name="P3" text:outline-level="3">What is NoSQL?</text:h>
      <text:p text:style-name="Text_20_body">NoSQL stands for Not only SQL. It is a type of database that uses non-relational data structures, such as documents, graph databases, and key-value stores to store and retrieve data. NoSQL systems are designed to be more flexible than traditional relational databases and can scale up or down easily to accommodate changes in usage or load. This makes them ideal for use in applications</text:p>
      <text:h text:style-name="P3" text:outline-level="3"><text:soft-page-break/>Which is better SQL or NoSQL?</text:h>
      <text:p text:style-name="Text_20_body">The decision of which type of database to use - SQL or NoSQL - will depend on the particular needs and requirements of the project. For example, if you need a fast, scalable, and reliable database for web applications then a NoSQL system may be preferable. On the other hand, if your application requires complex data queries and transactional support then an SQL system may be the better choice. Ultimately, there is no one-size-fits-all solution - it all comes down to what you need from your database and which type of system can provide that in the most efficient manner. It's best to research both options thoroughly before making a decision. </text:p>
      <text:p text:style-name="P7"/>
      <text:h text:style-name="P1" text:outline-level="2"><text:bookmark text:name="two"/>Comparison of SQL vs NoSQL</text:h>
      <text:p text:style-name="P13">With a basic understanding of what SQL vs NoSQL is, let's take a look at this quick comparison chart to see what sets the two apart:</text:p>
      <table:table table:name="Table1" table:style-name="Table1">
        <table:table-column table:style-name="Table1.A"/>
        <table:table-column table:style-name="Table1.B"/>
        <table:table-header-rows>
          <table:table-row>
            <table:table-cell table:style-name="Table1.A1" office:value-type="string">
              <text:p text:style-name="P9">SQL</text:p>
            </table:table-cell>
            <table:table-cell table:style-name="Table1.A1" office:value-type="string">
              <text:p text:style-name="P9">NoSQL</text:p>
            </table:table-cell>
          </table:table-row>
        </table:table-header-rows>
        <table:table-row>
          <table:table-cell table:style-name="Table1.A1" office:value-type="string">
            <text:p text:style-name="P8">Stands for Structured Query Language</text:p>
          </table:table-cell>
          <table:table-cell table:style-name="Table1.A1" office:value-type="string">
            <text:p text:style-name="P8">Stands for Not Only SQL</text:p>
          </table:table-cell>
        </table:table-row>
        <table:table-row>
          <table:table-cell table:style-name="Table1.A1" office:value-type="string">
            <text:p text:style-name="P8">Relational database management system (RDBMS)</text:p>
          </table:table-cell>
          <table:table-cell table:style-name="Table1.A1" office:value-type="string">
            <text:p text:style-name="P8">Non-relational database management system</text:p>
          </table:table-cell>
        </table:table-row>
        <table:table-row>
          <table:table-cell table:style-name="Table1.A1" office:value-type="string">
            <text:p text:style-name="P8">Suitable for structured data with predefined schema</text:p>
          </table:table-cell>
          <table:table-cell table:style-name="Table1.A1" office:value-type="string">
            <text:p text:style-name="P8">Suitable for unstructured and semi-structured data</text:p>
          </table:table-cell>
        </table:table-row>
        <table:table-row>
          <table:table-cell table:style-name="Table1.A1" office:value-type="string">
            <text:p text:style-name="P8">Data is stored in tables with columns and rows</text:p>
          </table:table-cell>
          <table:table-cell table:style-name="Table1.A1" office:value-type="string">
            <text:p text:style-name="P8">Data is stored in collections or documents</text:p>
          </table:table-cell>
        </table:table-row>
        <table:table-row>
          <table:table-cell table:style-name="Table1.A1" office:value-type="string">
            <text:p text:style-name="P8">Follows ACID properties (Atomicity, Consistency, Isolation, Durability) for transaction management</text:p>
          </table:table-cell>
          <table:table-cell table:style-name="Table1.A1" office:value-type="string">
            <text:p text:style-name="P8">Does not necessarily follow ACID properties</text:p>
          </table:table-cell>
        </table:table-row>
        <table:table-row>
          <table:table-cell table:style-name="Table1.A1" office:value-type="string">
            <text:p text:style-name="P8"/>
            <text:p text:style-name="P8"><text:soft-page-break/>Supports JOIN and complex queries</text:p>
          </table:table-cell>
          <table:table-cell table:style-name="Table1.A1" office:value-type="string">
            <text:p text:style-name="P8"/>
            <text:p text:style-name="P8"><text:soft-page-break/>Does not support JOIN and complex queries</text:p>
          </table:table-cell>
        </table:table-row>
        <table:table-row>
          <table:table-cell table:style-name="Table1.A1" office:value-type="string">
            <text:p text:style-name="P8">Uses normalized data structure</text:p>
          </table:table-cell>
          <table:table-cell table:style-name="Table1.A1" office:value-type="string">
            <text:p text:style-name="P8">Uses denormalized data structure</text:p>
          </table:table-cell>
        </table:table-row>
        <table:table-row>
          <table:table-cell table:style-name="Table1.A1" office:value-type="string">
            <text:p text:style-name="P8">Requires vertical scaling to handle large volumes of data</text:p>
          </table:table-cell>
          <table:table-cell table:style-name="Table1.A1" office:value-type="string">
            <text:p text:style-name="P8">Horizontal scaling is possible to handle large volumes of data</text:p>
          </table:table-cell>
        </table:table-row>
        <table:table-row>
          <table:table-cell table:style-name="Table1.A1" office:value-type="string">
            <text:p text:style-name="P8">Examples: MySQL, PostgreSQL, Oracle, SQL Server, Microsoft SQL Server</text:p>
          </table:table-cell>
          <table:table-cell table:style-name="Table1.A1" office:value-type="string">
            <text:p text:style-name="P8">Examples: MongoDB, Cassandra, Couchbase, Amazon DynamoDB, Redis</text:p>
          </table:table-cell>
        </table:table-row>
      </table:table>
      <text:p text:style-name="P13"/>
      <text:p text:style-name="P13">Now that you understand the fundamentals, let's explore five key differences between SQL and NoSQL databases that can help you decide which technology best suits your data storage needs.</text:p>
      <text:p text:style-name="P7"/>
      <text:h text:style-name="P1" text:outline-level="2"><text:bookmark text:name="three"/>Database Architecture</text:h>
      <text:p text:style-name="P13">At the most basic level, the biggest difference between these two technologies is that SQL databases are relational, while NoSQL databases are non-relational. </text:p>
      <text:h text:style-name="P4" text:outline-level="3"><text:soft-page-break/>What are Relational Databases?</text:h>
      <text:p text:style-name="P13">Relational databases use Structured Query Language (SQL) to store and retrieve data. </text:p>
      <text:list text:style-name="L2">
        <text:list-item>
          <text:p text:style-name="P14">Relational databases (also called relational database management systems or RDBMSs) store data in rows and tables. These systems connect information from various tables with keys — unique identifiers that the database assigns to rows of data in tables. Primary keys and foreign keys facilitate this process. </text:p>
        </text:list-item>
      </text:list>
      <text:h text:style-name="P4" text:outline-level="3">What are Non-Relational Databases (NoSQL)?</text:h>
      <text:p text:style-name="P13">Non-relational, or NoSQL databases are more flexible and don’t necessarily require the same rigid structure as SQL. </text:p>
      <text:list text:style-name="L3">
        <text:list-item>
          <text:p text:style-name="P29"><text:span text:style-name="T7">Non-relational databases store data just like relational databases. However, they don't contain any rows, tables, or keys. This type of database utilizes a </text:span><text:a xlink:type="simple" xlink:href="https://www.techtarget.com/searchdatamanagement/definition/NoSQL-Not-Only-SQL#:~:text=What%20are%20NoSQL%20databases%3F,%2C%20distributed%2C%20flexible%20and%20scalable." text:style-name="Internet_20_link" text:visited-style-name="Visited_20_Internet_20_Link"><text:span text:style-name="T7">storage model</text:span></text:a><text:span text:style-name="T7"> based on the type of data it stores. </text:span></text:p>
        </text:list-item>
      </text:list>
      <text:p text:style-name="P7"/>
      <text:h text:style-name="P1" text:outline-level="2"><text:bookmark text:name="four"/>Database Schemas and Query Languages </text:h>
      <text:p text:style-name="Text_20_body"><text:span text:style-name="T7">SQL databases use structured query language and have a pre-defined schema for defining and manipulating data. </text:span><text:a xlink:type="simple" xlink:href="https://www.w3schools.com/sql/sql_intro.asp" text:style-name="Internet_20_link" text:visited-style-name="Visited_20_Internet_20_Link"><text:span text:style-name="T7">SQL</text:span></text:a><text:span text:style-name="T7"> is one of the most versatile and widely used query languages available, making it a safe choice for many use cases. It’s perfect for complex queries. However, SQL can be too </text:span><text:soft-page-break/><text:span text:style-name="T7">restrictive. You have to use predefined schemas to determine your data structure before you can work with it. All of your data must follow the same structure, and this process requires significant upfront preparation. If you ever need to change your data structure, it would be difficult and disruptive to your whole system. </text:span></text:p>
      <text:p text:style-name="P13">NoSQL databases have dynamic schemas for unstructured data and store data in many ways. You can use column-oriented, document-oriented, graph-based, or KeyValue stores for your data. This flexibility means that: </text:p>
      <text:list text:style-name="L4">
        <text:list-item>
          <text:p text:style-name="P15">You can create documents without having to first define their structure.</text:p>
        </text:list-item>
        <text:list-item>
          <text:p text:style-name="P15">Each document can have its own unique structure.</text:p>
        </text:list-item>
        <text:list-item>
          <text:p text:style-name="P15">The syntax can vary from database to database.</text:p>
        </text:list-item>
        <text:list-item>
          <text:p text:style-name="P16">You can add fields as you go.</text:p>
        </text:list-item>
      </text:list>
      <text:h text:style-name="P2" text:outline-level="2"><text:bookmark text:name="five"/>Database Scaling </text:h>
      <text:p text:style-name="P13">Another difference between SQL vs NoSQL databases is scaling. SQL databases are vertically scalable in most situations. That means you can increase the load on a single server by adding more CPU, RAM, or SSD capacity. </text:p>
      <text:p text:style-name="Text_20_body"><text:a xlink:type="simple" xlink:href="https://www.integrate.io/blog/understanding-nosql-databases/" text:style-name="Internet_20_link" text:visited-style-name="Visited_20_Internet_20_Link"><text:span text:style-name="T7">NoSQL databases</text:span></text:a><text:span text:style-name="T7"> are horizontally scalable. You can handle higher traffic via a process called sharding, which adds more servers to your NoSQL database. Horizontal scaling has a greater overall capacity than vertical scaling, making NoSQL </text:span><text:soft-page-break/><text:span text:style-name="T7">databases the preferred choice for large and frequently changing data sets. For example, you might use a NoSQL database if you have large data objects like images and videos. An SQL database wouldn't be able to handle these objects as effectively, making it difficult to fulfill your data requirements. </text:span></text:p>
      <text:h text:style-name="P2" text:outline-level="2"><text:bookmark text:name="six"/>Data Structure</text:h>
      <text:p text:style-name="P13">SQL databases are table-based, where each field in a data record has the same name as a table column. This proves beneficial when performing multiple data transformations. </text:p>
      <text:p text:style-name="P13">NoSQL databases are document, key-value, graph, or wide-column stores. These flexible data models make NoSQL databases easier for some developers to use. </text:p>
      <text:h text:style-name="P2" text:outline-level="2"><text:bookmark text:name="seven"/>Use Cases</text:h>
      <text:p text:style-name="P13">SQL databases are better for multi-row transactions, while NoSQL is better for unstructured data like documents or JSON. SQL databases are also commonly used for legacy systems built around a relational structure. </text:p>
      <text:p text:style-name="P13">You might use an SQL database for user-oriented applications with several join operations. SQL schema will help you establish ACID properties and improve data compatibility. These databases are also useful when quickly finding the data you need to complete a task.</text:p>
      <text:p text:style-name="P13"><text:soft-page-break/>You might use a NoSQL database for applications with dynamic data without join operations. NoSQL is also better suited for applications with missing data sets that won't impact business efficiency.</text:p>
      <text:p text:style-name="Text_20_body"><text:span text:style-name="T7">Some examples of SQL databases include </text:span><text:a xlink:type="simple" xlink:href="https://www.integrate.io/integrations/mysql/" office:target-frame-name="_blank" xlink:show="new" text:style-name="Internet_20_link" text:visited-style-name="Visited_20_Internet_20_Link"><text:span text:style-name="T7">MySQL</text:span></text:a><text:span text:style-name="T7">, </text:span><text:a xlink:type="simple" xlink:href="https://www.integrate.io/integrations/oracle/" office:target-frame-name="_blank" xlink:show="new" text:style-name="Internet_20_link" text:visited-style-name="Visited_20_Internet_20_Link"><text:span text:style-name="T7">Oracle</text:span></text:a><text:span text:style-name="T7">, </text:span><text:a xlink:type="simple" xlink:href="https://www.integrate.io/integrations/postgresql/" office:target-frame-name="_blank" xlink:show="new" text:style-name="Internet_20_link" text:visited-style-name="Visited_20_Internet_20_Link"><text:span text:style-name="T7">PostgreSQL</text:span></text:a><text:span text:style-name="T7">, and </text:span><text:a xlink:type="simple" xlink:href="https://www.integrate.io/integrations/microsoft-sql-server/" office:target-frame-name="_blank" xlink:show="new" text:style-name="Internet_20_link" text:visited-style-name="Visited_20_Internet_20_Link"><text:span text:style-name="T7">Microsoft SQL Server</text:span></text:a><text:span text:style-name="T7">. NoSQL database examples include </text:span><text:a xlink:type="simple" xlink:href="https://www.integrate.io/integrations/mongodb/" office:target-frame-name="_blank" xlink:show="new" text:style-name="Internet_20_link" text:visited-style-name="Visited_20_Internet_20_Link"><text:span text:style-name="T7">MongoDB</text:span></text:a><text:span text:style-name="T7">, BigTable, Redis, Cassandra, HBase, Neo4j, and CouchDB.</text:span></text:p>
      <text:h text:style-name="P2" text:outline-level="2"><text:bookmark text:name="eight"/>When to use SQL vs NoSQL</text:h>
      <text:p text:style-name="P13">It really comes down to the type of application you are building and the data requirements it entails. Understanding each database's unique features will help you decide which one is best for your project. It is also important to consider scalability and performance when making a decision on whether to use SQL or NoSQL. Knowing which database fits your needs can improve performance, ensure data integrity, and ultimately help you create a successful application.</text:p>
      <text:p text:style-name="P13">In general, SQL databases are suitable for structured data, where data is consistent, and relationships between tables are well-defined. In contrast, NoSQL databases are suitable for semi-structured or unstructured data, where the data does not conform to a predefined schema, and relationships between data elements are not well-defined. SQL databases are typically used in applications that require complex queries <text:soft-page-break/>and transaction management, whereas NoSQL databases are used in applications that require high performance and scalability, such as web applications and mobile apps.</text:p>
      <text:p text:style-name="Text_20_body"><text:span text:style-name="T7">Now that you know the key differences between SQL vs </text:span><text:a xlink:type="simple" xlink:href="https://www.techtarget.com/searchdatamanagement/definition/NoSQL-Not-Only-SQL" text:style-name="Internet_20_link" text:visited-style-name="Visited_20_Internet_20_Link"><text:span text:style-name="T7">NoSQL databases</text:span></text:a><text:span text:style-name="T7">, it’s time to explore the different options available for your workloads.</text:span></text:p>
      <text:h text:style-name="P4" text:outline-level="3"><text:bookmark text:name="seven1"/>SQL Database Systems</text:h>
      <text:p text:style-name="P13">Here are some of the most popular SQL database systems:</text:p>
      <text:h text:style-name="P5" text:outline-level="4">MySQL</text:h>
      <text:list text:style-name="L5">
        <text:list-item>
          <text:p text:style-name="P17">Free and open-source </text:p>
        </text:list-item>
        <text:list-item>
          <text:p text:style-name="P17">An extremely established database with a huge community, extensive testing, and lots of stability</text:p>
        </text:list-item>
        <text:list-item>
          <text:p text:style-name="P17">Supports all major platforms</text:p>
        </text:list-item>
        <text:list-item>
          <text:p text:style-name="P17">Replication and sharding are available</text:p>
        </text:list-item>
        <text:list-item>
          <text:p text:style-name="P18">Covers a wide range of use cases </text:p>
        </text:list-item>
      </text:list>
      <text:h text:style-name="P5" text:outline-level="4">Oracle</text:h>
      <text:list text:style-name="L6">
        <text:list-item>
          <text:p text:style-name="P19">Commercial database with frequent updates, professional management, and excellent customer support</text:p>
        </text:list-item>
        <text:list-item>
          <text:p text:style-name="P19">Procedural Language/SQL or PL/SQL is the SQL dialect used </text:p>
        </text:list-item>
        <text:list-item>
          <text:p text:style-name="P19">One of the most expensive database solutions </text:p>
        </text:list-item>
        <text:list-item>
          <text:p text:style-name="P19">Works with huge databases </text:p>
        </text:list-item>
        <text:list-item>
          <text:p text:style-name="P19">Simple upgrades</text:p>
        </text:list-item>
        <text:list-item>
          <text:p text:style-name="P19"><text:soft-page-break/>Transaction control</text:p>
        </text:list-item>
        <text:list-item>
          <text:p text:style-name="P19">Compatible with all operating systems</text:p>
        </text:list-item>
        <text:list-item>
          <text:p text:style-name="P20">Suitable for enterprises and organizations with demanding workloads</text:p>
        </text:list-item>
      </text:list>
      <text:h text:style-name="P5" text:outline-level="4">Microsoft SQL Server</text:h>
      <text:list text:style-name="L7">
        <text:list-item>
          <text:p text:style-name="P21">A commercial database developed and managed by Microsoft</text:p>
        </text:list-item>
        <text:list-item>
          <text:p text:style-name="P21">Transact SQL, or T-SQL, is the SQL dialect used </text:p>
        </text:list-item>
        <text:list-item>
          <text:p text:style-name="P21">Only works with Windows and Linux </text:p>
        </text:list-item>
        <text:list-item>
          <text:p text:style-name="P21">User-friendly</text:p>
        </text:list-item>
        <text:list-item>
          <text:p text:style-name="P21">Difficult to make adjustments mid-process when finding errors</text:p>
        </text:list-item>
        <text:list-item>
          <text:p text:style-name="P21">Excellent documentation</text:p>
        </text:list-item>
        <text:list-item>
          <text:p text:style-name="P22">Works well for small-to-medium-sized organizations that want a commercial database solution without the cost of Oracle</text:p>
        </text:list-item>
      </text:list>
      <text:h text:style-name="P5" text:outline-level="4">PostgreSQL</text:h>
      <text:list text:style-name="L8">
        <text:list-item>
          <text:p text:style-name="P23">Object-oriented database management system, meaning it’s a hybrid SQL/NoSQL database solution </text:p>
        </text:list-item>
        <text:list-item>
          <text:p text:style-name="P23">Free and open-source </text:p>
        </text:list-item>
        <text:list-item>
          <text:p text:style-name="P23">Compatibility with a wide range of operating systems </text:p>
        </text:list-item>
        <text:list-item>
          <text:p text:style-name="P23">Active community and many third-party service providers </text:p>
        </text:list-item>
        <text:list-item>
          <text:p text:style-name="P23">High ACID compliance </text:p>
        </text:list-item>
        <text:list-item>
          <text:p text:style-name="P23"><text:soft-page-break/>Uses pure SQL </text:p>
        </text:list-item>
        <text:list-item>
          <text:p text:style-name="P24">Works best for use cases where data doesn’t support a relational model. It also works well for extra-large databases and when running complicated queries</text:p>
        </text:list-item>
      </text:list>
      <text:p text:style-name="Text_20_body"><text:span text:style-name="T7">Read more: </text:span><text:a xlink:type="simple" xlink:href="https://www.integrate.io/blog/data-warehouse-vs-database-what-are-the-key-differences/" office:target-frame-name="_blank" xlink:show="new" text:style-name="Internet_20_link" text:visited-style-name="Visited_20_Internet_20_Link"><text:span text:style-name="T7">Data Warehouse vs. Database: 7 Key Differences</text:span></text:a></text:p>
      <text:h text:style-name="P4" text:outline-level="3"><text:bookmark text:name="eight1"/>NoSQL Database Systems</text:h>
      <text:p text:style-name="P13">Here are a couple of the most popular NoSQL database systems: </text:p>
      <text:h text:style-name="P5" text:outline-level="4">MongoDB</text:h>
      <text:list text:style-name="L9">
        <text:list-item>
          <text:p text:style-name="P25">By far the most popular NoSQL database, and for good reason</text:p>
        </text:list-item>
        <text:list-item>
          <text:p text:style-name="P25">Free to use </text:p>
        </text:list-item>
        <text:list-item>
          <text:p text:style-name="P25">Dynamic schema </text:p>
        </text:list-item>
        <text:list-item>
          <text:p text:style-name="P25">Horizontally scalable </text:p>
        </text:list-item>
        <text:list-item>
          <text:p text:style-name="P25">Excellent performance with simple queries</text:p>
        </text:list-item>
        <text:list-item>
          <text:p text:style-name="P25">Add new columns and fields without impacting your existing rows or application performance</text:p>
        </text:list-item>
        <text:list-item>
          <text:p text:style-name="P25">Works best for companies going through rapid growth stages or those with a lot of unstructured data</text:p>
        </text:list-item>
        <text:list-item>
          <text:p text:style-name="P26">Lesser-known alternatives to MongoDB include Apache Cassandra, Google Cloud BigTable, and Apache HBase</text:p>
        </text:list-item>
      </text:list>
      <text:h text:style-name="P5" text:outline-level="4">Cassandra</text:h>
      <text:list text:style-name="L10">
        <text:list-item>
          <text:p text:style-name="P27">Handles large amounts of data across commodity servers</text:p>
        </text:list-item>
        <text:list-item>
          <text:p text:style-name="P27"><text:soft-page-break/>High availability with no point of failure</text:p>
        </text:list-item>
        <text:list-item>
          <text:p text:style-name="P27">Follows peer-to-peer architecture</text:p>
        </text:list-item>
        <text:list-item>
          <text:p text:style-name="P27">Scalable </text:p>
        </text:list-item>
        <text:list-item>
          <text:p text:style-name="P28">Open-source</text:p>
        </text:list-item>
      </text:list>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0T19:53:21.554000000</meta:creation-date>
    <dc:date>2023-11-10T20:23:37.120000000</dc:date>
    <meta:editing-duration>PT8S</meta:editing-duration>
    <meta:editing-cycles>1</meta:editing-cycles>
    <meta:document-statistic meta:table-count="1" meta:image-count="0" meta:object-count="0" meta:page-count="12" meta:paragraph-count="120" meta:word-count="1798" meta:character-count="11550" meta:non-whitespace-character-count="9886"/>
    <meta:generator>sFree_Office_for_Docs_and_PDF/7.4.2.3$Windows_X86_64 LibreOffice_project/382eef1f22670f7f4118c8c2dd222ec7ad009daf</meta:generator>
  </office:meta>
</office:document-meta>
</file>